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tégories : </text:p>
      <text:p text:style-name="Standard"/>
      <text:p text:style-name="Standard">1 – femmes</text:p>
      <text:p text:style-name="Standard">2-Hommes</text:p>
      <text:p text:style-name="Standard">3-enfa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S</meta:editing-duration>
    <meta:editing-cycles>3</meta:editing-cycles>
    <meta:generator>OpenOffice/4.1.4$Win32 OpenOffice.org_project/414m5$Build-9788</meta:generator>
    <dc:date>2018-07-27T14:32:23.13</dc:date>
    <meta:document-statistic meta:table-count="0" meta:image-count="0" meta:object-count="0" meta:page-count="1" meta:paragraph-count="4" meta:word-count="7" meta:character-count="40"/>
    <dc:creator>stephane lavigne</dc:creator>
    <meta:user-defined meta:name="Info 1"/>
    <meta:user-defined meta:name="Info 2"/>
    <meta:user-defined meta:name="Info 3"/>
    <meta:user-defined meta:name="Info 4"/>
  </office:meta>
</office:document-meta>
</file>